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3a4e" officeooo:paragraph-rsid="001c3a4e"/>
    </style:style>
    <style:style style:name="P2" style:family="paragraph" style:parent-style-name="Standard">
      <style:text-properties officeooo:rsid="001c3a4e" officeooo:paragraph-rsid="00224525"/>
    </style:style>
    <style:style style:name="P3" style:family="paragraph" style:parent-style-name="Standard">
      <style:text-properties officeooo:rsid="001dcf9d" officeooo:paragraph-rsid="001dcf9d"/>
    </style:style>
    <style:style style:name="P4" style:family="paragraph" style:parent-style-name="Standard">
      <style:text-properties officeooo:rsid="001dcf9d" officeooo:paragraph-rsid="00224525"/>
    </style:style>
    <style:style style:name="P5" style:family="paragraph" style:parent-style-name="Standard">
      <style:text-properties officeooo:rsid="001f4c0c" officeooo:paragraph-rsid="001f4c0c"/>
    </style:style>
    <style:style style:name="P6" style:family="paragraph" style:parent-style-name="Standard">
      <style:text-properties officeooo:rsid="001f4c0c" officeooo:paragraph-rsid="00224525"/>
    </style:style>
    <style:style style:name="P7" style:family="paragraph" style:parent-style-name="Standard">
      <style:text-properties officeooo:paragraph-rsid="001f4c0c"/>
    </style:style>
    <style:style style:name="P8" style:family="paragraph" style:parent-style-name="Standard">
      <style:text-properties officeooo:rsid="001f75a4" officeooo:paragraph-rsid="001f75a4"/>
    </style:style>
    <style:style style:name="P9" style:family="paragraph" style:parent-style-name="Standard">
      <style:text-properties officeooo:rsid="001f75a4" officeooo:paragraph-rsid="00224525"/>
    </style:style>
    <style:style style:name="P10" style:family="paragraph" style:parent-style-name="Standard">
      <style:text-properties officeooo:rsid="001fbc47" officeooo:paragraph-rsid="001fbc47"/>
    </style:style>
    <style:style style:name="P11" style:family="paragraph" style:parent-style-name="Standard">
      <style:text-properties officeooo:rsid="001fbc47" officeooo:paragraph-rsid="00224525"/>
    </style:style>
    <style:style style:name="P12" style:family="paragraph" style:parent-style-name="Standard">
      <style:text-properties officeooo:rsid="0020f25d" officeooo:paragraph-rsid="0020f25d"/>
    </style:style>
    <style:style style:name="P13" style:family="paragraph" style:parent-style-name="Standard">
      <style:text-properties officeooo:rsid="0020f25d" officeooo:paragraph-rsid="00224525"/>
    </style:style>
    <style:style style:name="P14" style:family="paragraph" style:parent-style-name="Standard">
      <style:text-properties officeooo:paragraph-rsid="00224525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ccb0b" officeooo:paragraph-rsid="002ccb0b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302ce4" officeooo:paragraph-rsid="00302ce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1c3a4e" officeooo:paragraph-rsid="001c3a4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c3a4e" officeooo:paragraph-rsid="0022452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27d2fd" officeooo:paragraph-rsid="0027d2fd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rsid="00239fa8" officeooo:paragraph-rsid="00239fa8"/>
    </style:style>
    <style:style style:name="P21" style:family="paragraph" style:parent-style-name="Standard">
      <style:text-properties officeooo:rsid="0027d2fd" officeooo:paragraph-rsid="0027d2fd"/>
    </style:style>
    <style:style style:name="P22" style:family="paragraph" style:parent-style-name="Standard">
      <style:text-properties officeooo:rsid="0028e459" officeooo:paragraph-rsid="0028e459"/>
    </style:style>
    <style:style style:name="P23" style:family="paragraph" style:parent-style-name="Standard">
      <style:text-properties officeooo:rsid="0029c961" officeooo:paragraph-rsid="0029c961"/>
    </style:style>
    <style:style style:name="P24" style:family="paragraph" style:parent-style-name="Standard">
      <style:text-properties officeooo:rsid="002ccb0b" officeooo:paragraph-rsid="002ccb0b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02ce4" officeooo:paragraph-rsid="00302ce4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302ce4" officeooo:paragraph-rsid="00302ce4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30e736" officeooo:paragraph-rsid="0030e736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30e736" officeooo:paragraph-rsid="0030e736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1b80b" officeooo:paragraph-rsid="0031b80b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322288" officeooo:paragraph-rsid="00322288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30e736" officeooo:paragraph-rsid="0030e736" style:font-weight-asian="normal" style:font-weight-complex="normal"/>
    </style:style>
    <style:style style:name="P32" style:family="paragraph" style:parent-style-name="Heading_20_6">
      <style:paragraph-properties fo:text-align="justify" style:justify-single-word="false"/>
      <style:text-properties fo:font-weight="normal" officeooo:rsid="0031b80b" officeooo:paragraph-rsid="0031b80b" style:font-weight-asian="normal" style:font-weight-complex="normal"/>
    </style:style>
    <style:style style:name="P33" style:family="paragraph" style:parent-style-name="Standard">
      <style:text-properties officeooo:rsid="0029c961" officeooo:paragraph-rsid="0029c961"/>
    </style:style>
    <style:style style:name="P34" style:family="paragraph" style:parent-style-name="Standard">
      <style:text-properties officeooo:rsid="00350120" officeooo:paragraph-rsid="00350120"/>
    </style:style>
    <style:style style:name="P35" style:family="paragraph" style:parent-style-name="Text_20_body" style:list-style-name="L1"/>
    <style:style style:name="T1" style:family="text">
      <style:text-properties officeooo:rsid="001f4c0c"/>
    </style:style>
    <style:style style:name="T2" style:family="text">
      <style:text-properties officeooo:rsid="001f75a4"/>
    </style:style>
    <style:style style:name="T3" style:family="text">
      <style:text-properties officeooo:rsid="00224525"/>
    </style:style>
    <style:style style:name="T4" style:family="text">
      <style:text-properties officeooo:rsid="00239fa8"/>
    </style:style>
    <style:style style:name="T5" style:family="text">
      <style:text-properties officeooo:rsid="00258249"/>
    </style:style>
    <style:style style:name="T6" style:family="text">
      <style:text-properties officeooo:rsid="002969f5"/>
    </style:style>
    <style:style style:name="T7" style:family="text">
      <style:text-properties officeooo:rsid="002ad2e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bidots <text:span text:style-name="T3">Com Arduino</text:span></text:p>
      <text:p text:style-name="P1"/>
      <text:p text:style-name="P1">1. Criar uma conta no Ubidots</text:p>
      <text:p text:style-name="P1"><text:a xlink:type="simple" xlink:href="https://app.ubidots.com/accounts/signin/" text:style-name="Internet_20_link" text:visited-style-name="Visited_20_Internet_20_Link">https://app.ubidots.com/accounts/signin/</text:a></text:p>
      <text:p text:style-name="P1"/>
      <text:p text:style-name="P3">2. </text:p>
      <text:p text:style-name="P5">Para informações sobre o Arduino no Ubidots </text:p>
      <text:p text:style-name="P5"><text:a xlink:type="simple" xlink:href="https://ubidots.com/docs/devices/arduino-ethernet.html" text:style-name="Internet_20_link" text:visited-style-name="Visited_20_Internet_20_Link">https://ubidots.com/docs/devices/arduino-ethernet.html</text:a></text:p>
      <text:p text:style-name="P5"/>
      <text:p text:style-name="P7"><text:span text:style-name="T1">Download na </text:span>UbidotsEthernet library <text:span text:style-name="T1">no link</text:span></text:p>
      <text:p text:style-name="P5"><text:a xlink:type="simple" xlink:href="https://github.com/ubidots/ubidots-arduino-ethernet/archive/master.zip" text:style-name="Internet_20_link" text:visited-style-name="Visited_20_Internet_20_Link">https://github.com/ubidots/ubidots-arduino-ethernet/archive/master.zip</text:a></text:p>
      <text:p text:style-name="P5"/>
      <text:p text:style-name="P7"><text:span text:style-name="T1">3. </text:span><text:span text:style-name="Strong_20_Emphasis">Sketch -&gt; Examples -&gt; UbidotsEthernet library</text:span> and select the “saveValue” example.</text:p>
      <text:p text:style-name="P7"/>
      <text:p text:style-name="P5">4. Adicionar um device no Ubidots e colocar um nome, por exemplo, sua matricula</text:p>
      <text:p text:style-name="P5"/>
      <text:p text:style-name="P5">5. Selecionar o device que voce criou e adicionar uma variavel, por exemplo Analogico A0. <text:span text:style-name="T2">Copiar no ID da sua variavel e colocar no código saveValue</text:span></text:p>
      <text:p text:style-name="P8">por exemplo </text:p>
      <text:p text:style-name="P8">#define ID <text:s/>"590357f37625425348e83bc9" <text:s/>// Put here your Ubidots variable ID</text:p>
      <text:p text:style-name="P8"/>
      <text:p text:style-name="P10">Colocar também seu token (ir no seu usuário no canto superior direito, API credentials).</text:p>
      <text:p text:style-name="P10"/>
      <text:p text:style-name="P10">6. Ir no Dashboard e adicionar sua variável</text:p>
      <text:p text:style-name="P10"/>
      <text:p text:style-name="P10">7. Fazer o upload do código no arduino</text:p>
      <text:p text:style-name="P10"/>
      <text:p text:style-name="P12">Se estiver com problemas para ter um IP com DHCP para shield Ethernet, use um IP estático.</text:p>
      <text:p text:style-name="P12"/>
      <text:p text:style-name="P12">No dashboard voce pode testar sua variável com a visualização por </text:p>
      <text:p text:style-name="P12">1. Table com a) last values e b) historical values</text:p>
      <text:p text:style-name="P12">2. Chart a) line</text:p>
      <text:p text:style-name="P12">3. Indicator a) gauge</text:p>
      <text:p text:style-name="P12"><text:s/></text:p>
      <text:p text:style-name="P12"/>
      <text:p text:style-name="P12"/>
      <text:p text:style-name="P18">Ubidots <text:span text:style-name="T3">Com NodeMCU</text:span></text:p>
      <text:p text:style-name="P2"/>
      <text:p text:style-name="P2">1. Criar uma conta no Ubidots</text:p>
      <text:p text:style-name="P2"><text:a xlink:type="simple" xlink:href="https://app.ubidots.com/accounts/signin/" text:style-name="Internet_20_link" text:visited-style-name="Visited_20_Internet_20_Link">https://app.ubidots.com/accounts/signin/</text:a></text:p>
      <text:p text:style-name="P2"/>
      <text:p text:style-name="P4">2. </text:p>
      <text:p text:style-name="P6">Para informações sobre o <text:span text:style-name="T4">NodeMCU</text:span> no Ubidots </text:p>
      <text:p text:style-name="P20">http://help.ubidots.com/connect-your-devices/connect-an-esp8266-nodemcu-10-to-ubidots</text:p>
      <text:p text:style-name="P6"/>
      <text:p text:style-name="P14"><text:span text:style-name="T1">Download na </text:span>Ubidots library <text:span text:style-name="T1">no link</text:span></text:p>
      <text:p text:style-name="P20"><text:a xlink:type="simple" xlink:href="https://github.com/ubidots/ubidots-esp8266.git" text:style-name="Internet_20_link" text:visited-style-name="Visited_20_Internet_20_Link">https://github.com/ubidots/ubidots-esp8266.git</text:a></text:p>
      <text:p text:style-name="P20">Close the Arduino IDE and open it again</text:p>
      <text:p text:style-name="P6"/>
      <text:p text:style-name="P14"><text:span text:style-name="T1">3. </text:span><text:span text:style-name="Strong_20_Emphasis">Sketch -&gt; Examples -&gt; Ubidots </text:span><text:span text:style-name="Strong_20_Emphasis"><text:span text:style-name="T5">esp82266</text:span></text:span> and select the “saveValue<text:span text:style-name="T5">withID</text:span>” example.</text:p>
      <text:p text:style-name="P14"/>
      <text:p text:style-name="P6">4. Adicionar um device no Ubidots e colocar um nome, por exemplo, sua matricula</text:p>
      <text:p text:style-name="P6"><text:soft-page-break/></text:p>
      <text:p text:style-name="P6">5. Selecionar o device que voce criou e adicionar uma variavel, por exemplo Analogico A0. <text:span text:style-name="T2">Copiar no ID da sua variavel e colocar no código saveValue</text:span></text:p>
      <text:p text:style-name="P9">por exemplo </text:p>
      <text:p text:style-name="P9">#define ID <text:s/>"590357f37625425348e83bc9" <text:s/>// Put here your Ubidots variable ID</text:p>
      <text:p text:style-name="P9"/>
      <text:p text:style-name="P11">Colocar também seu token (ir no seu usuário no canto superior direito, API credentials).</text:p>
      <text:p text:style-name="P11"/>
      <text:p text:style-name="P21">Configurar para conectar na rede WIFI</text:p>
      <text:p text:style-name="P11"/>
      <text:p text:style-name="P11">6. Ir no Dashboard e adicionar sua variável</text:p>
      <text:p text:style-name="P11"/>
      <text:p text:style-name="P11">7. Fazer o upload do código no arduino</text:p>
      <text:p text:style-name="P11"/>
      <text:p text:style-name="P13"/>
      <text:p text:style-name="P13">No dashboard voce pode testar sua variável com a visualização por </text:p>
      <text:p text:style-name="P13">1. Table com a) last values e b) historical values</text:p>
      <text:p text:style-name="P13">2. Chart a) line</text:p>
      <text:p text:style-name="P13">3. Indicator a) gauge</text:p>
      <text:p text:style-name="P13"><text:s/></text:p>
      <text:p text:style-name="P13"/>
      <text:p text:style-name="P19">Ubidots para Controlar dispositivos remotamente </text:p>
      <text:p text:style-name="P12"/>
      <text:p text:style-name="P22">1. NodeMCU, Selecionar o exemplo Ubidots do nodemcu GetValue. Configurar o token e sua rede wifi. Agora para enviar um valor, voce deve criar uma variavel de controle. Insira o ID da sua nova variavel no codigo.</text:p>
      <text:p text:style-name="P22">2. No Dashboard criar uma nova entrada, selecionar controle e slider. Deixar entre 0 e 100, os valores. <text:span text:style-name="T6">Voce pode controlar agora o valor que será impresso no Serial.</text:span></text:p>
      <text:p text:style-name="P22"/>
      <text:p text:style-name="P23">3. Modifique o código para acender e apagar o LED built-in no pino 2. Se for maior ou menor que 50 o valor</text:p>
      <text:p text:style-name="P23"/>
      <text:p text:style-name="P23">void setup() {</text:p>
      <text:p text:style-name="P23"><text:s text:c="4"/>Serial.begin(115200);</text:p>
      <text:p text:style-name="P23"><text:s text:c="4"/>delay(10);</text:p>
      <text:p text:style-name="P23"><text:s text:c="4"/>client.wifiConnection(WIFISSID, PASSWORD);</text:p>
      <text:p text:style-name="P23"><text:s text:c="4"/>pinMode(2,OUTPUT);</text:p>
      <text:p text:style-name="P23">}</text:p>
      <text:p text:style-name="P23"/>
      <text:p text:style-name="P23">void loop() {</text:p>
      <text:p text:style-name="P23"><text:s text:c="4"/>float value = client.getValue(ID);</text:p>
      <text:p text:style-name="P23"><text:s text:c="4"/>Serial.print("Value: ");</text:p>
      <text:p text:style-name="P23"><text:s text:c="4"/>Serial.println(value);</text:p>
      <text:p text:style-name="P23"><text:s text:c="4"/>if (value &gt; 50) digitalWrite(2,HIGH);</text:p>
      <text:p text:style-name="P23"><text:s text:c="4"/>else digitalWrite(2,LOW);</text:p>
      <text:p text:style-name="P23"><text:s text:c="4"/>delay(10000);</text:p>
      <text:p text:style-name="P23">}</text:p>
      <text:p text:style-name="P23"/>
      <text:p text:style-name="P23">4. Agora modique para ser um botão associado a variavel para ligar e desligar o led. <text:span text:style-name="T7">O switch irá enviar 0 e 1 e voce escolhe o que quer como label do botão.</text:span></text:p>
      <text:p text:style-name="P34">5. Ligar o led no pino 3 com resistor e usar o PWM para controlar o brilho e um sliding switch no ubidots.</text:p>
      <text:p text:style-name="P34"><text:soft-page-break/>Setup() {</text:p>
      <text:p text:style-name="P34">…...</text:p>
      <text:p text:style-name="P34">pinMode(3,OUTPUT);</text:p>
      <text:p text:style-name="P34">}</text:p>
      <text:p text:style-name="P34">void loop(){</text:p>
      <text:p text:style-name="P34"><text:s text:c="4"/>float value = client.getValue(ID);</text:p>
      <text:p text:style-name="P34"><text:s text:c="4"/>int v = (int) value;</text:p>
      <text:p text:style-name="P34"><text:s text:c="4"/>Serial.print("Value "); </text:p>
      <text:p text:style-name="P34"><text:s text:c="4"/>Serial.println(v);</text:p>
      <text:p text:style-name="P34"><text:s text:c="4"/>if ( v &gt;=0 &amp;&amp; v &lt;= 255 ) analogWrite(3,v);</text:p>
      <text:p text:style-name="P34">}</text:p>
      <text:p text:style-name="P34"/>
      <text:p text:style-name="P23"/>
      <text:p text:style-name="P24"/>
      <text:p text:style-name="P15">Conexão NodeMCU com Ubidots via MQTT </text:p>
      <text:p text:style-name="P15"/>
      <text:p text:style-name="P24"><text:a xlink:type="simple" xlink:href="http://help.ubidots.com/connect-your-devices/connect-an-esp8266-nodemcu-10-to-ubidots-using-mqtt" text:style-name="Internet_20_link" text:visited-style-name="Visited_20_Internet_20_Link">http://help.ubidots.com/connect-your-devices/connect-an-esp8266-nodemcu-10-to-ubidots-using-mqtt</text:a></text:p>
      <text:p text:style-name="P24"/>
      <text:p text:style-name="P16">Eventos</text:p>
      <text:p text:style-name="P16"/>
      <text:p text:style-name="P25">Crie um evento para enviar um email para você e um sms.</text:p>
      <text:p text:style-name="P25"/>
      <text:p text:style-name="P26"/>
      <text:p text:style-name="P26"/>
      <text:p text:style-name="P27">MQTT</text:p>
      <text:p text:style-name="P27"/>
      <text:p text:style-name="P28">Use o servidor aberto Broker de Mqtt</text:p>
      <text:p text:style-name="P28"><text:a xlink:type="simple" xlink:href="http://www.hivemq.com/try-out/" text:style-name="Internet_20_link" text:visited-style-name="Visited_20_Internet_20_Link">http://www.hivemq.com/try-out/</text:a></text:p>
      <text:p text:style-name="P28"/>
      <text:p text:style-name="P28">Adaptar o exemplo disponível em </text:p>
      <text:p text:style-name="P28"><text:a xlink:type="simple" xlink:href="http://osoyoo.com/2016/11/24/use-nodemcu-to-send-temperaturehumidity-data-to-mqtt-iot-broker/" text:style-name="Internet_20_link" text:visited-style-name="Visited_20_Internet_20_Link">http://osoyoo.com/2016/11/24/use-nodemcu-to-send-temperaturehumidity-data-to-mqtt-iot-broker/</text:a></text:p>
      <text:p text:style-name="P28">para NodeMCU</text:p>
      <text:p text:style-name="P28"/>
      <text:p text:style-name="P28">No link acima tem o link para a biblioteca MQTT no NodeMCU do Arduino.</text:p>
      <text:p text:style-name="P28"/>
      <text:p text:style-name="P31"><text:span text:style-name="Strong_20_Emphasis">Library Installation:</text:span></text:p>
      <text:p text:style-name="Text_20_body">In Arduino IDE, we need install MQTT client library to communicate with MQTT broker and DHT library to access DHT11 sensor, please download these two library from following two links:</text:p>
      <text:list xml:id="list1994543132669083076" text:style-name="L1">
        <text:list-item>
          <text:p text:style-name="P35"><text:a xlink:type="simple" xlink:href="http://osoyoo.com/wp-content/uploads/samplecode/pubsubclient.zip" text:style-name="Internet_20_link" text:visited-style-name="Visited_20_Internet_20_Link">http://osoyoo.com/wp-content/uploads/samplecode/pubsubclient.zip</text:a></text:p>
        </text:list-item>
      </text:list>
      <text:p text:style-name="P29">Escolher o exemplo </text:p>
      <text:p text:style-name="P29">mqtt_8266</text:p>
      <text:p text:style-name="P29">Editar para colocar a rede WIFI </text:p>
      <text:p text:style-name="P29">Se voce está usando o servidor do hivemq colocar</text:p>
      <text:p text:style-name="P29">const char* ssid = "...";</text:p>
      <text:p text:style-name="P29">const char* password = "….";</text:p>
      <text:p text:style-name="P29">const char* mqtt_server = "broker.hivemq.com";</text:p>
      <text:p text:style-name="P29"/>
      <text:p text:style-name="P29">No Celular instalar o app Mqtt Dash (ou outro)</text:p>
      <text:p text:style-name="P29"><text:a xlink:type="simple" xlink:href="https://play.google.com/store/apps/details?id=net.routix.mqttdash" text:style-name="Internet_20_link" text:visited-style-name="Visited_20_Internet_20_Link">https://play.google.com/store/apps/details?id=net.routix.mqttdash</text:a></text:p>
      <text:p text:style-name="P29"><text:soft-page-break/></text:p>
      <text:p text:style-name="P29">Configurar o app com o broker do hivemq ou outro broker </text:p>
      <text:h text:style-name="P32" text:outline-level="6">Connect to Public Broker</text:h>
      <text:p text:style-name="Text_20_body">Host: <text:span text:style-name="Strong_20_Emphasis">broker.hivemq.com</text:span><text:line-break/>Port: <text:span text:style-name="Strong_20_Emphasis">1883</text:span></text:p>
      <text:p text:style-name="P29"/>
      <text:p text:style-name="P29">Observe que o código publica o topico outTopic e está inscrito no topico inTopic</text:p>
      <text:p text:style-name="P29"><text:s/>client.publish("outTopic", "hello world");</text:p>
      <text:p text:style-name="P29"><text:s text:c="6"/>// ... and resubscribe</text:p>
      <text:p text:style-name="P29"><text:s text:c="6"/>client.subscribe("inTopic");</text:p>
      <text:p text:style-name="P29"/>
      <text:p text:style-name="P30">Observe que está recebendo (subscribe) ou assinando o tópico inTopic que serve para acender o led</text:p>
      <text:p text:style-name="P30">if ((char)payload[0] == '1') {</text:p>
      <text:p text:style-name="P30"><text:s text:c="4"/>digitalWrite(2, LOW); <text:s text:c="2"/>// Turn the LED on (Note that LOW is the voltage level</text:p>
      <text:p text:style-name="P30"><text:s text:c="4"/>// but actually the LED is on; this is because</text:p>
      <text:p text:style-name="P30"><text:s text:c="4"/>// it is acive low on the ESP-01)</text:p>
      <text:p text:style-name="P30"><text:s text:c="2"/>} else {</text:p>
      <text:p text:style-name="P30"><text:s text:c="4"/>digitalWrite(2, HIGH); <text:s/>// Turn the LED off by making the voltage HIGH</text:p>
      <text:p text:style-name="P30"><text:s text:c="2"/>}</text:p>
      <text:p text:style-name="P30"/>
      <text:p text:style-name="P30">crie um botão no Mqtt dash para enviar 1 e 0 para o tópico inTopic para acender e apagar o led (pino 2). </text:p>
      <text:p text:style-name="P30"/>
      <text:p text:style-name="P30">O código publica de 2 em 2 segundos uma mensagem no tópico outTopic com o texto</text:p>
      <text:p text:style-name="P30">hello world #C onde C é um contador que é incrementado, use uma entrada de texto no mqtt para receber as msg via mqtt no outTopic.</text:p>
      <text:p text:style-name="P30"/>
      <text:p text:style-name="P3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WenQuanYi Micro Hei" style:font-family-asian="'WenQuanYi Micro Hei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48:29.393377885</meta:creation-date>
    <dc:date>2017-05-29T20:30:07.409020611</dc:date>
    <meta:editing-duration>PT4H19M36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4" meta:paragraph-count="117" meta:word-count="841" meta:character-count="5579" meta:non-whitespace-character-count="4736"/>
  </office:meta>
</office:document-meta>
</file>